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Index_20_Heading">
      <style:paragraph-properties fo:break-before="page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Alphabetical Index</text:h>
      <text:p text:style-name="Text_20_body">A <text:alphabetical-index-mark-start text:id="IMark558695080"/><text:alphabetical-index-mark-start text:id="IMark558694440"/>line<text:alphabetical-index-mark-end text:id="IMark558694440"/><text:alphabetical-index-mark-end text:id="IMark558695080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alphabetical-index-mark-start text:id="IMark558695080"/>break<text:alphabetical-index-mark-end text:id="IMark558695080"/></text:p>
      <text:alphabetical-index text:style-name="Sect1" text:protected="true" text:name="Alphabetical Index1">
        <text:alphabetical-index-source text:sort-algorithm="alphanumeric" fo:language="fr" fo:country="FR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">Alphabetical Index</text:p>
          </text:index-title>
          <text:p text:style-name="P1">break<text:tab/>1</text:p>
          <text:p text:style-name="P1">line<text:tab/>1</text:p>
        </text:index-body>
      </text:alphabetical-index>
      <text:p text:style-name="Text_20_body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25:09</dc:date>
    <dc:creator>Vincent Spiewak</dc:creator>
    <meta:editing-duration>PT00H42M34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1" meta:word-count="27" meta:character-count="139"/>
    <meta:user-defined meta:name="Info 1"/>
    <meta:user-defined meta:name="Info 2"/>
    <meta:user-defined meta:name="Info 3"/>
    <meta:user-defined meta:name="Info 4"/>
  </office:meta>
</office:document-meta>
</file>